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666699" dr3d:depth="0.97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25cm" fo:min-width="3.957cm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draw:fill="solid" draw:fill-color="#9999cc" dr3d:depth="0.976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15cm" fo:min-width="3.957cm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="solid" draw:fill-color="#ccccff" dr3d:depth="0.976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384cm" fo:min-width="3.957cm"/>
    </style:style>
    <style:style style:name="gr12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75cm" fo:min-width="3.957cm"/>
    </style:style>
    <style:style style:name="gr13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4.15cm" fo:min-width="3.957cm"/>
    </style:style>
    <style:style style:name="gr14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2.75cm" fo:min-width="3.957cm"/>
    </style:style>
    <style:style style:name="gr1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55cm" fo:min-width="3.95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3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weight="bold" style:font-weight-asian="bold" style:font-weight-complex="bold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fo:color="#ffffff" fo:font-family="'Bitstream Vera Sans'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fo:font-family="'DejaVu Sans'" style:font-family-generic="swiss" style:font-pitch="variable" fo:font-weight="bold" style:font-weight-asian="bold" style:font-weight-complex="bold"/>
    </style:style>
    <style:style style:name="T4" style:family="text">
      <style:text-properties style:use-window-font-color="true" fo:font-family="'Bitstream Vera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3d:scene draw:style-name="gr1" svg:width="4.5cm" svg:height="1.5cm" svg:x="1.5cm" svg:y="2.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000 -4500 5500 2000" svg:d="m2000-4500v2000h5500v-2000z"/>
        </dr3d:scene>
        <draw:frame draw:style-name="gr3" draw:text-style-name="P2" draw:layer="layout" svg:width="4.5cm" svg:height="1.5cm" svg:x="1.5cm" svg:y="2.2cm">
          <draw:text-box>
            <text:p text:style-name="P1"><text:span text:style-name="T1">application</text:span></text:p>
          </draw:text-box>
        </draw:frame>
        <dr3d:scene draw:style-name="gr4" svg:width="4.5cm" svg:height="1.5cm" svg:x="1.5cm" svg:y="11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000 -4500 5500 2000" svg:d="m2000-4500v2000h5500v-2000z"/>
        </dr3d:scene>
        <draw:frame draw:style-name="gr3" draw:text-style-name="P2" draw:layer="layout" svg:width="4.5cm" svg:height="1.5cm" svg:x="1.5cm" svg:y="11.5cm">
          <draw:text-box>
            <text:p text:style-name="P1"><text:span text:style-name="T1">physical</text:span></text:p>
          </draw:text-box>
        </draw:frame>
        <dr3d:scene draw:style-name="gr6" svg:width="4.5cm" svg:height="1.4cm" svg:x="1.5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8" draw:text-style-name="P2" draw:layer="layout" svg:width="4.5cm" svg:height="1.4cm" svg:x="1.5cm" svg:y="10cm">
          <draw:text-box>
            <text:p text:style-name="P1"><text:span text:style-name="T1">Data link</text:span></text:p>
          </draw:text-box>
        </draw:frame>
        <dr3d:scene draw:style-name="gr6" svg:width="4.5cm" svg:height="1.4cm" svg:x="1.5cm" svg:y="8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8" draw:text-style-name="P2" draw:layer="layout" svg:width="4.5cm" svg:height="1.4cm" svg:x="1.5cm" svg:y="8.501cm">
          <draw:text-box>
            <text:p text:style-name="P1"><text:span text:style-name="T1">network</text:span></text:p>
          </draw:text-box>
        </draw:frame>
        <dr3d:scene draw:style-name="gr6" svg:width="4.5cm" svg:height="1.4cm" svg:x="1.5cm" svg:y="7.0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8" draw:text-style-name="P2" draw:layer="layout" svg:width="4.5cm" svg:height="1.4cm" svg:x="1.5cm" svg:y="7.001cm">
          <draw:text-box>
            <text:p text:style-name="P1"><text:span text:style-name="T1">transport</text:span></text:p>
          </draw:text-box>
        </draw:frame>
        <dr3d:scene draw:style-name="gr4" svg:width="4.5cm" svg:height="1.5cm" svg:x="1.5cm" svg:y="5.4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000 -4500 5500 2000" svg:d="m2000-4500v2000h5500v-2000z"/>
        </dr3d:scene>
        <draw:frame draw:style-name="gr3" draw:text-style-name="P2" draw:layer="layout" svg:width="4.5cm" svg:height="1.5cm" svg:x="1.5cm" svg:y="5.4cm">
          <draw:text-box>
            <text:p text:style-name="P1"><text:span text:style-name="T1">session</text:span></text:p>
          </draw:text-box>
        </draw:frame>
        <dr3d:scene draw:style-name="gr9" svg:width="4.5cm" svg:height="1.5cm" svg:x="1.5cm" svg:y="3.8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000 -4500 5500 2000" svg:d="m2000-4500v2000h5500v-2000z"/>
        </dr3d:scene>
        <draw:frame draw:style-name="gr3" draw:text-style-name="P2" draw:layer="layout" svg:width="5cm" svg:height="1.5cm" svg:x="1.2cm" svg:y="3.8cm">
          <draw:text-box>
            <text:p text:style-name="P1"><text:span text:style-name="T1">presentation</text:span></text:p>
          </draw:text-box>
        </draw:frame>
        <draw:frame draw:style-name="gr11" draw:text-style-name="P3" draw:layer="layout" svg:width="3cm" svg:height="1.634cm" svg:x="6.2cm" svg:y="11.202cm">
          <draw:text-box>
            <text:p text:style-name="P1"><text:span text:style-name="T2">réseau</text:span></text:p>
          </draw:text-box>
        </draw:frame>
        <draw:frame draw:style-name="gr12" draw:text-style-name="P4" draw:layer="layout" svg:width="4.7cm" svg:height="1cm" svg:x="1.4cm" svg:y="1.2cm">
          <draw:text-box>
            <text:p text:style-name="P1"><text:span text:style-name="T3">OSI model</text:span></text:p>
          </draw:text-box>
        </draw:frame>
        <dr3d:scene draw:style-name="gr6" svg:width="5.5cm" svg:height="1.4cm" svg:x="7.2cm" svg:y="7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3d:scene draw:style-name="gr1" svg:width="5.5cm" svg:height="4.4cm" svg:x="7.2cm" svg:y="2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000 -4500 5500 2000" svg:d="m2000-4500v2000h5500v-2000z"/>
        </dr3d:scene>
        <draw:frame draw:style-name="gr13" draw:text-style-name="P2" draw:layer="layout" svg:width="5.5cm" svg:height="4.4cm" svg:x="7.2cm" svg:y="2.5cm">
          <draw:text-box>
            <text:p text:style-name="P1"><text:span text:style-name="T1">Process</text:span></text:p>
            <text:p text:style-name="P1"><text:span text:style-name="T1">Application</text:span></text:p>
          </draw:text-box>
        </draw:frame>
        <draw:frame draw:style-name="gr8" draw:text-style-name="P2" draw:layer="layout" svg:width="5.5cm" svg:height="1.4cm" svg:x="7.2cm" svg:y="7cm">
          <draw:text-box>
            <text:p text:style-name="P1"><text:span text:style-name="T1">Host-to-Host</text:span></text:p>
          </draw:text-box>
        </draw:frame>
        <dr3d:scene draw:style-name="gr6" svg:width="5.5cm" svg:height="1.5cm" svg:x="7.2cm" svg:y="8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3" draw:text-style-name="P2" draw:layer="layout" svg:width="5.5cm" svg:height="1.5cm" svg:x="7.2cm" svg:y="8.5cm">
          <draw:text-box>
            <text:p text:style-name="P1"><text:span text:style-name="T1">Internet</text:span></text:p>
          </draw:text-box>
        </draw:frame>
        <dr3d:scene draw:style-name="gr4" svg:width="5.5cm" svg:height="3cm" svg:x="7.2cm" svg:y="10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000 -4500 5500 2000" svg:d="m2000-4500v2000h5500v-2000z"/>
        </dr3d:scene>
        <draw:frame draw:style-name="gr14" draw:text-style-name="P2" draw:layer="layout" svg:width="5.5cm" svg:height="3cm" svg:x="7.2cm" svg:y="10cm">
          <draw:text-box>
            <text:p text:style-name="P1"><text:span text:style-name="T1">Network Access</text:span></text:p>
          </draw:text-box>
        </draw:frame>
        <dr3d:scene draw:style-name="gr4" svg:width="4.5cm" svg:height="1.5cm" svg:x="14.6cm" svg:y="11.5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2000 -4500 5500 2000" svg:d="m2000-4500v2000h5500v-2000z"/>
        </dr3d:scene>
        <draw:frame draw:style-name="gr3" draw:text-style-name="P2" draw:layer="layout" svg:width="4.5cm" svg:height="1.5cm" svg:x="14.6cm" svg:y="11.501cm">
          <draw:text-box>
            <text:p text:style-name="P1"><text:span text:style-name="T1">physical</text:span></text:p>
          </draw:text-box>
        </draw:frame>
        <dr3d:scene draw:style-name="gr6" svg:width="4.5cm" svg:height="1.4cm" svg:x="14.6cm" svg:y="10.001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8" draw:text-style-name="P2" draw:layer="layout" svg:width="4.5cm" svg:height="1.4cm" svg:x="14.6cm" svg:y="10.001cm">
          <draw:text-box>
            <text:p text:style-name="P1"><text:span text:style-name="T1">Data link</text:span></text:p>
          </draw:text-box>
        </draw:frame>
        <dr3d:scene draw:style-name="gr6" svg:width="4.5cm" svg:height="1.4cm" svg:x="14.6cm" svg:y="8.50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8" draw:text-style-name="P2" draw:layer="layout" svg:width="4.5cm" svg:height="1.4cm" svg:x="14.6cm" svg:y="8.502cm">
          <draw:text-box>
            <text:p text:style-name="P1"><text:span text:style-name="T1">network</text:span></text:p>
          </draw:text-box>
        </draw:frame>
        <dr3d:scene draw:style-name="gr6" svg:width="4.5cm" svg:height="1.4cm" svg:x="14.6cm" svg:y="7.002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8" draw:text-style-name="P2" draw:layer="layout" svg:width="4.5cm" svg:height="1.4cm" svg:x="14.6cm" svg:y="7.002cm">
          <draw:text-box>
            <text:p text:style-name="P1"><text:span text:style-name="T1">transport</text:span></text:p>
          </draw:text-box>
        </draw:frame>
        <dr3d:scene draw:style-name="gr1" svg:width="5.5cm" svg:height="4.4cm" svg:x="14cm" svg:y="2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000 -4500 5500 2000" svg:d="m2000-4500v2000h5500v-2000z"/>
        </dr3d:scene>
        <draw:frame draw:style-name="gr13" draw:text-style-name="P2" draw:layer="layout" svg:width="5.5cm" svg:height="4.4cm" svg:x="14cm" svg:y="2.5cm">
          <draw:text-box>
            <text:p text:style-name="P1"><text:span text:style-name="T1">Application</text:span></text:p>
          </draw:text-box>
        </draw:frame>
        <draw:frame draw:style-name="gr15" draw:text-style-name="P5" draw:layer="layout" svg:width="1.7cm" svg:height="0.988cm" svg:x="5.8cm" svg:y="6.706cm">
          <draw:text-box>
            <text:p text:style-name="P1"><text:span text:style-name="T4">vs.</text:span></text:p>
          </draw:text-box>
        </draw:frame>
        <draw:frame draw:style-name="gr12" draw:text-style-name="P5" draw:layer="layout" svg:width="1.8cm" svg:height="1cm" svg:x="12.7cm" svg:y="6.8cm">
          <draw:text-box>
            <text:p text:style-name="P1"><text:span text:style-name="T4">=&gt;</text:span></text:p>
          </draw:text-box>
        </draw:frame>
        <draw:frame draw:style-name="gr12" draw:text-style-name="P4" draw:layer="layout" svg:width="5.4cm" svg:height="1cm" svg:x="7.2cm" svg:y="1.2cm">
          <draw:text-box>
            <text:p text:style-name="P1"><text:span text:style-name="T3">TCP/IP model</text:span></text:p>
          </draw:text-box>
        </draw:frame>
        <draw:frame draw:style-name="gr12" draw:text-style-name="P4" draw:layer="layout" svg:width="6cm" svg:height="1.725cm" svg:x="13.7cm" svg:y="0.938cm">
          <draw:text-box>
            <text:p text:style-name="P1"><text:span text:style-name="T3">contemporary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8-02-25T18:03:47</meta:creation-date>
    <dc:date>2010-02-03T22:38:44</dc:date>
    <meta:editing-cycles>13</meta:editing-cycles>
    <meta:editing-duration>PT01H22M56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